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2e1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M. Martial TCHOKPON</text:p>
      <text:p text:style-name="Standard"/>
      <text:p text:style-name="Standard">Data Analyst &amp; Machine Learning Engineer</text:p>
      <text:p text:style-name="Standard"/>
      <text:p text:style-name="Standard"><text:a xlink:type="simple" xlink:href="mailto:manfoya83@gmail.com" text:style-name="Internet_20_link" text:visited-style-name="Visited_20_Internet_20_Link"><text:span text:style-name="T1">Mail</text:span></text:a> | <text:a xlink:type="simple" xlink:href="file:///home/_mars/DCLIC_FRANCOPHONIE/project/+2290169458844" text:style-name="Internet_20_link" text:visited-style-name="Visited_20_Internet_20_Link"><text:span text:style-name="T1">Contact</text:span></text:a> | Cotonou, Bénin | <text:a xlink:type="simple" xlink:href="https://www.linkedin.com/in/martial-tchokpon" text:style-name="Internet_20_link" text:visited-style-name="Visited_20_Internet_20_Link"><text:span text:style-name="T1">LinkedIn</text:span></text:a> | <text:a xlink:type="simple" xlink:href="https://github.com/manfoya" text:style-name="Internet_20_link" text:visited-style-name="Visited_20_Internet_20_Link"><text:span text:style-name="T1">GitHub</text:span></text:a></text:p>
      <text:p text:style-name="Standard">PROFIL</text:p>
      <text:p text:style-name="Standard"/>
      <text:p text:style-name="Standard">Étudiant en 3ème année de Statistique Appliquée avec une spécialisation en Data Engineering et Machine Learning. Passionné par la construction de solutions de données de bout en bout, de la collecte de données brutes au déploiement de modèles prédictifs et de dashboards interactifs. Je cherche à appliquer mes compétences pour résoudre des problèmes complexes et générer de la valeur business.</text:p>
      <text:p text:style-name="Standard">COMPÉTENCES TECHNIQUES</text:p>
      <text:p text:style-name="Standard"/>
      <text:p text:style-name="Standard"><text:s text:c="4"/>Langages &amp; Requêtes : Python, SQL</text:p>
      <text:p text:style-name="Standard"><text:s text:c="4"/>Librairies Data Science : Pandas, NumPy, Scikit-learn, Matplotlib, Seaborn, GeoPandas</text:p>
      <text:p text:style-name="Standard"><text:s text:c="4"/>Data Engineering &amp; Orchestration : Apache Airflow, Docker, Web Scraping (Selenium, BeautifulSoup)</text:p>
      <text:p text:style-name="Standard"><text:s text:c="4"/>Dashboards Interactifs : Streamlit, Plotly</text:p>
      <text:p text:style-name="Standard"><text:s text:c="4"/>Développement Web (Fondamentaux) : HTML, CSS, JavaScript</text:p>
      <text:p text:style-name="Standard"><text:s text:c="4"/>Outils : Git, GitHub, VS Code, Jupyter Notebook</text:p>
      <text:p text:style-name="Standard"/>
      <text:p text:style-name="Standard">PROJETS SIGNIFICATIFS</text:p>
      <text:p text:style-name="Standard">Pipeline de Données Climatiques pour l'Agriculture (AgriClimat-Predict)</text:p>
      <text:p text:style-name="Standard"/>
      <text:p text:style-name="Standard"><text:s text:c="4"/>Conception et construction d'un pipeline de données ETL complet pour prédire les risques climatiques (sécheresse, inondations) au Bénin.</text:p>
      <text:p text:style-name="Standard"><text:s text:c="4"/>Technologies : Apache Airflow pour l'orchestration, Docker pour l'environnement, API OpenWeatherMap pour la collecte, base de données SQL pour le stockage, GeoPandas pour la visualisation.</text:p>
      <text:p text:style-name="Standard"><text:s text:c="4"/>Résultat : Un système automatisé capable de collecter, traiter et analyser des données géospatiales et temporelles pour la modélisation prédictive.</text:p>
      <text:p text:style-name="Standard"/>
      <text:p text:style-name="Standard">Dashboard de Ventes Interactif</text:p>
      <text:p text:style-name="Standard"/>
      <text:p text:style-name="Standard"><text:s text:c="4"/>Développement et déploiement d'une application web live pour l'analyse de la performance des ventes.</text:p>
      <text:p text:style-name="Standard"><text:s text:c="4"/>Technologies : Streamlit, Pandas pour la manipulation, Plotly Express pour les graphiques dynamiques.</text:p>
      <text:p text:style-name="Standard"><text:s text:c="4"/>Résultat : Un outil de BI permettant aux utilisateurs de filtrer et d'explorer les données de ventes en temps réel pour identifier des tendances. (Lien vers la démo live disponible)</text:p>
      <text:p text:style-name="Standard"/>
      <text:p text:style-name="Standard">Détection de Fraude par Analyse de Texte (NLP)</text:p>
      <text:p text:style-name="Standard"/>
      <text:p text:style-name="Standard"><text:s text:c="4"/>Analyse de bout en bout d'un dataset d'offres d'emploi pour identifier les annonces frauduleuses.</text:p>
      <text:p text:style-name="Standard"><text:s text:c="4"/>Technologies : Python, Pandas, Scikit-learn, NLP (Word Clouds).</text:p>
      <text:p text:style-name="Standard"><text:s text:c="4"/>Résultat : Identification de plusieurs indicateurs de risque, incluant des "méta-caractéristiques" basées sur la longueur du texte et un vocabulaire suspect, prouvant la faisabilité d'un modèle de détection.</text:p>
      <text:p text:style-name="Standard"/>
      <text:p text:style-name="Standard">FORMATION</text:p>
      <text:p text:style-name="Standard"><text:soft-page-break/></text:p>
      <text:p text:style-name="Standard">Licence en Statistique Appliquée (en cours, 3ème année) École Nationale de la Statistique, de la Planification et de la Démographie (ENSPD), Université de Parakou, Bénin 2023 - 2026 (attendu)</text:p>
      <text:p text:style-name="Standard">CERTIFICATIONS CLÉS</text:p>
      <text:p text:style-name="Standard"/>
      <text:p text:style-name="Standard"><text:s text:c="4"/>IBM Machine Learning Specialist - Advanced</text:p>
      <text:p text:style-name="Standard"><text:s text:c="4"/>IBM Machine Learning Specialist - Professional</text:p>
      <text:p text:style-name="Standard"><text:s text:c="4"/>Data Analysis Using Python (IBM)</text:p>
      <text:p text:style-name="Standard"><text:s text:c="4"/>Data Analysis with Python (FreeCodeCamp)</text:p>
      <text:p text:style-name="Standard"/>
      <text:p text:style-name="Standard">(Liste complète des certifications disponible sur demande)</text:p>
      <text:p text:style-name="Standard">LANGUES</text:p>
      <text:p text:style-name="Standard"/>
      <text:p text:style-name="Standard"><text:s text:c="4"/>Français : Langue Maternelle</text:p>
      <text:p text:style-name="Standard"><text:s text:c="4"/>Anglais : Professionnel</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21:21:27.433894419</meta:creation-date>
    <dc:date>2025-09-09T21:28:42.568351171</dc:date>
    <meta:editing-duration>PT7M23S</meta:editing-duration>
    <meta:editing-cycles>1</meta:editing-cycles>
    <meta:document-statistic meta:table-count="0" meta:image-count="0" meta:object-count="0" meta:page-count="2" meta:paragraph-count="36" meta:word-count="390" meta:character-count="2859" meta:non-whitespace-character-count="2421"/>
    <meta:generator>LibreOffice/7.4.7.2$Linux_X86_64 LibreOffice_project/40$Build-2</meta:generator>
  </office:meta>
</office:document-meta>
</file>